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243cm"/>
    </style:style>
    <style:style style:name="co10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4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 style:data-style-name="N84"/>
    <style:style style:name="ce17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Fecha de realización</text:p>
          </table:table-cell>
          <table:table-cell table:style-name="ce12" office:value-type="string" calcext:value-type="string">
            <text:p>Tiempo estimado (min)</text:p>
          </table:table-cell>
          <table:table-cell table:style-name="ce12" office:value-type="string" calcext:value-type="string">
            <text:p>Tiempo insumido (min)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jemplo</text:p>
          </table:table-cell>
          <table:table-cell office:value-type="date" office:date-value="2013-08-19" calcext:value-type="date">
            <text:p>2013-08-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Lectura Paper: No silver bullet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70" calcext:value-type="float">
            <text:p>70</text:p>
          </table:table-cell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Lectura Paper: Software Engineering missing is action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20" calcext:value-type="float">
            <text:p>12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ectura guia scrum</text:p>
          </table:table-cell>
          <table:table-cell office:value-type="date" office:date-value="2013-09-01" calcext:value-type="date">
            <text:p>2013-09-01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Contestar cuestionario scrum</text:p>
          </table:table-cell>
          <table:table-cell office:value-type="date" office:date-value="2013-09-04" calcext:value-type="date">
            <text:p>2013-09-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Hacer resumen y publicarlo</text:p>
          </table:table-cell>
          <table:table-cell office:value-type="date" office:date-value="2013-09-05" calcext:value-type="date">
            <text:p>2013-09-05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Katas-parte-1 (Roman Numbers y FizzBuzz)</text:p>
          </table:table-cell>
          <table:table-cell office:value-type="date" office:date-value="2013-09-09" calcext:value-type="date">
            <text:p>2013-09-09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4.1.0.4$Windows_x86 LibreOffice_project/89ea49ddacd9aa532507cbf852f2bb22b1ace28</meta:generator>
    <dc:date>2013-09-09T12:08:52.167000000</dc:date>
    <meta:editing-duration>PT4H59M35S</meta:editing-duration>
    <meta:editing-cycles>29</meta:editing-cycles>
    <meta:document-statistic meta:table-count="2" meta:cell-count="116" meta:object-count="0"/>
  </office:meta>
</office:document-meta>
</file>